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BO"/>
    </style:style>
    <style:style style:name="P2" style:family="paragraph" style:parent-style-name="Standard">
      <style:text-properties fo:language="es" fo:country="BO" fo:font-weight="bold" style:font-weight-asian="bold"/>
    </style:style>
    <style:style style:name="P3" style:family="paragraph" style:parent-style-name="Standard">
      <style:text-properties fo:language="es" fo:country="BO"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 style:list-style-name="WW8Num1">
      <style:paragraph-properties fo:margin-left="1.27cm" fo:margin-right="0cm" fo:text-indent="-0.635cm" style:auto-text-indent="false"/>
    </style:style>
    <style:style style:name="P7" style:family="paragraph" style:parent-style-name="Standard" style:list-style-name="WW8Num1">
      <style:paragraph-properties fo:margin-left="1.27cm" fo:margin-right="0cm" fo:text-indent="-0.635cm" style:auto-text-indent="false"/>
      <style:text-properties fo:language="es" fo:country="BO"/>
    </style:style>
    <style:style style:name="P8" style:family="paragraph" style:parent-style-name="Standard" style:list-style-name="WW8Num3">
      <style:paragraph-properties fo:margin-left="1.27cm" fo:margin-right="0cm" fo:text-indent="-0.635cm" style:auto-text-indent="false"/>
    </style:style>
    <style:style style:name="P9" style:family="paragraph" style:parent-style-name="Standard" style:list-style-name="WW8Num3">
      <style:paragraph-properties fo:margin-left="1.27cm" fo:margin-right="0cm" fo:text-indent="-0.635cm" style:auto-text-indent="false"/>
      <style:text-properties fo:color="#0000ff"/>
    </style:style>
    <style:style style:name="P10" style:family="paragraph" style:parent-style-name="Standard" style:list-style-name="WW8Num3">
      <style:paragraph-properties fo:margin-left="1.27cm" fo:margin-right="0cm" fo:text-indent="-0.635cm" style:auto-text-indent="false"/>
      <style:text-properties fo:color="#800000"/>
    </style:style>
    <style:style style:name="P11" style:family="paragraph" style:parent-style-name="Standard" style:list-style-name="WW8Num1">
      <style:paragraph-properties fo:margin-left="2.54cm" fo:margin-right="0cm" fo:text-indent="-0.635cm" style:auto-text-indent="false"/>
    </style:style>
    <style:style style:name="P12" style:family="paragraph" style:parent-style-name="Standard" style:list-style-name="WW8Num1">
      <style:paragraph-properties fo:margin-left="2.54cm" fo:margin-right="0cm" fo:text-indent="-0.635cm" style:auto-text-indent="false"/>
      <style:text-properties fo:language="es" fo:country="BO"/>
    </style:style>
    <style:style style:name="P13" style:family="paragraph" style:parent-style-name="Standard" style:list-style-name="WW8Num2">
      <style:paragraph-properties fo:margin-left="4.128cm" fo:margin-right="0cm" fo:text-indent="-0.635cm" style:auto-text-indent="false"/>
      <style:text-properties fo:language="es" fo:country="BO"/>
    </style:style>
    <style:style style:name="P14" style:family="paragraph" style:parent-style-name="Standard">
      <style:paragraph-properties fo:margin-left="1.016cm" fo:margin-right="0cm" fo:text-indent="-0.019cm" style:auto-text-indent="false">
        <style:tab-stops>
          <style:tab-stop style:position="3.048cm"/>
        </style:tab-stops>
      </style:paragraph-properties>
      <style:text-properties fo:color="#0000ff"/>
    </style:style>
    <style:style style:name="P15" style:family="paragraph" style:parent-style-name="Standard" style:list-style-name="WW8Num4">
      <style:paragraph-properties fo:margin-left="1.016cm" fo:margin-right="0cm" fo:text-indent="-0.019cm" style:auto-text-indent="false">
        <style:tab-stops>
          <style:tab-stop style:position="3.048cm"/>
        </style:tab-stops>
      </style:paragraph-properties>
      <style:text-properties fo:color="#0000ff"/>
    </style:style>
    <style:style style:name="P16" style:family="paragraph" style:parent-style-name="Standard">
      <style:paragraph-properties fo:margin-left="1.016cm" fo:margin-right="0cm" fo:text-indent="-0.019cm" style:auto-text-indent="false">
        <style:tab-stops>
          <style:tab-stop style:position="3.048cm"/>
        </style:tab-stops>
      </style:paragraph-properties>
      <style:text-properties fo:color="#800000"/>
    </style:style>
    <style:style style:name="P17" style:family="paragraph" style:parent-style-name="Standard" style:list-style-name="L1">
      <style:paragraph-properties fo:margin-left="1.016cm" fo:margin-right="0cm" fo:text-indent="-0.019cm" style:auto-text-indent="false">
        <style:tab-stops>
          <style:tab-stop style:position="3.048cm"/>
        </style:tab-stops>
      </style:paragraph-properties>
      <style:text-properties fo:color="#800000"/>
    </style:style>
    <style:style style:name="P18" style:family="paragraph" style:parent-style-name="Standard">
      <style:paragraph-properties fo:margin-left="1.249cm" fo:margin-right="0cm" fo:text-indent="0cm" style:auto-text-indent="false"/>
    </style:style>
    <style:style style:name="P19" style:family="paragraph" style:parent-style-name="Standard" style:master-page-name="Standard">
      <style:paragraph-properties style:page-number="auto"/>
      <style:text-properties fo:language="es" fo:country="BO" fo:font-weight="bold" style:font-weight-asian="bold"/>
    </style:style>
    <style:style style:name="P20" style:family="paragraph" style:parent-style-name="Standard">
      <style:paragraph-properties fo:margin-left="0.977cm" fo:margin-right="0cm" fo:text-indent="0cm" style:auto-text-indent="false">
        <style:tab-stops>
          <style:tab-stop style:position="3.048cm"/>
        </style:tab-stops>
      </style:paragraph-properties>
    </style:style>
    <style:style style:name="P21" style:family="paragraph" style:parent-style-name="Standard" style:list-style-name="WW8Num3">
      <style:paragraph-properties fo:margin-left="0.635cm" fo:margin-right="0cm" fo:text-indent="0cm" style:auto-text-indent="false"/>
      <style:text-properties fo:color="#0000ff"/>
    </style:style>
    <style:style style:name="P22" style:family="paragraph" style:parent-style-name="Standard" style:list-style-name="WW8Num1">
      <style:paragraph-properties fo:margin-left="0.635cm" fo:margin-right="0cm" fo:text-indent="0cm" style:auto-text-indent="false"/>
      <style:text-properties fo:language="es" fo:country="BO"/>
    </style:style>
    <style:style style:name="T1" style:family="text">
      <style:text-properties fo:language="es" fo:country="BO"/>
    </style:style>
    <style:style style:name="T2" style:family="text">
      <style:text-properties fo:language="es" fo:country="BO"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color="#800000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udas 8-12-08</text:p>
      <text:list xml:id="list1073571047" text:style-name="WW8Num1">
        <text:list-item>
          <text:p text:style-name="P6"><text:span text:style-name="T1">Cómo h</text:span><text:span text:style-name="T1">acen para evitar duplicar los registros de clientes</text:span></text:p>
        </text:list-item>
        <text:list-item>
          <text:p text:style-name="P7">En el Reporte de Labores Diarias en el Sector, emitido de la Palm de los Preventistas:</text:p>
          <text:list>
            <text:list-item>
              <text:p text:style-name="P12">que son exactamente los parámetros de H. Visita y Re-Visita</text:p>
            </text:list-item>
            <text:list-item>
              <text:p text:style-name="P12">Cuáles son las opciones en el parámetro de actividades además de Actividades.</text:p>
            </text:list-item>
            <text:list-item>
              <text:p text:style-name="P12">Qué son y cuándo se utilizan los siguientes parámetros:</text:p>
            </text:list-item>
          </text:list>
        </text:list-item>
      </text:list>
      <text:list xml:id="list420204007" text:style-name="WW8Num2">
        <text:list-item>
          <text:list>
            <text:list-item>
              <text:list>
                <text:list-item>
                  <text:p text:style-name="P13">Exhib.</text:p>
                </text:list-item>
                <text:list-item>
                  <text:p text:style-name="P13">U. Frio</text:p>
                </text:list-item>
                <text:list-item>
                  <text:p text:style-name="P13">M. Prec</text:p>
                </text:list-item>
                <text:list-item>
                  <text:p text:style-name="P13">Afiche</text:p>
                </text:list-item>
                <text:list-item>
                  <text:p text:style-name="P13">Otros</text:p>
                </text:list-item>
                <text:list-item>
                  <text:p text:style-name="P13">Ped.</text:p>
                </text:list-item>
              </text:list>
            </text:list-item>
          </text:list>
        </text:list-item>
      </text:list>
      <text:list xml:id="list1561377351" text:continue-list="list1073571047" text:style-name="WW8Num1">
        <text:list-item>
          <text:p text:style-name="P7">De acuedo al registro de Listado de Verificación de Transcripción Pedidos, </text:p>
          <text:list>
            <text:list-item>
              <text:p text:style-name="P12">Qué significan los siguientes parámetros que se encuentran al final del reporte: Recar;S. Car; Enmen; R. Cond.lle;Rech.; cons., Bonif</text:p>
            </text:list-item>
            <text:list-item>
              <text:p text:style-name="P12">Si existe el parámetro de bonificación, cómo y cuándo se da</text:p>
            </text:list-item>
          </text:list>
        </text:list-item>
      </text:list>
      <text:p text:style-name="P1"/>
      <text:p text:style-name="P1"/>
      <text:p text:style-name="P2">Dudas 10-12-08</text:p>
      <text:p text:style-name="P2"/>
      <text:p text:style-name="P3">MDV001 articulos</text:p>
      <text:p text:style-name="P3"/>
      <text:p text:style-name="P1">-cuales son los posibles resultados de MTIPR </text:p>
      <text:p text:style-name="P1"/>
      <text:p text:style-name="P1">0=</text:p>
      <text:p text:style-name="P1"/>
      <text:p text:style-name="P1">1=</text:p>
      <text:p text:style-name="P1"/>
      <text:p text:style-name="P1">2=</text:p>
      <text:p text:style-name="P1"/>
      <text:p text:style-name="P1">-los articulos se manejan por abreviatura o por nombre</text:p>
      <text:p text:style-name="P1"/>
      <text:p text:style-name="P1"/>
      <text:p text:style-name="P1"/>
      <text:p text:style-name="P1">-tipo de envase</text:p>
      <text:p text:style-name="P1"/>
      <text:p text:style-name="P1">100=</text:p>
      <text:p text:style-name="P1"/>
      <text:p text:style-name="P1">10000=</text:p>
      <text:p text:style-name="P1"/>
      <text:p text:style-name="P1">20000=</text:p>
      <text:p text:style-name="P1"/>
      <text:p text:style-name="P1"/>
      <text:p text:style-name="P1"/>
      <text:p text:style-name="P1"><text:soft-page-break/></text:p>
      <text:p text:style-name="P3">MDV003_Pedidos_Cab</text:p>
      <text:p text:style-name="P3"/>
      <text:p text:style-name="P1">con quien se relaciona PEMP (empresa)</text:p>
      <text:p text:style-name="P1"/>
      <text:p text:style-name="P1">(compania)</text:p>
      <text:p text:style-name="P1"/>
      <text:p text:style-name="P1">todas van al mismo centro de costo</text:p>
      <text:p text:style-name="P1"/>
      <text:p text:style-name="P1">PCOST</text:p>
      <text:p text:style-name="P1"/>
      <text:p text:style-name="P1">evaluar eliminar esta informacion</text:p>
      <text:p text:style-name="P1"/>
      <text:p text:style-name="P1">diferencia entre PFEVEN y PFECHA</text:p>
      <text:p text:style-name="P1"/>
      <text:p text:style-name="P1">dias plazo de que?</text:p>
      <text:p text:style-name="P1"/>
      <text:p text:style-name="P1">Pconsi </text:p>
      <text:p text:style-name="P1"/>
      <text:p text:style-name="P1">cuales son los valores con su significado</text:p>
      <text:p text:style-name="P1"/>
      <text:p text:style-name="P1">pestad</text:p>
      <text:p text:style-name="P1"/>
      <text:p text:style-name="P1">que significa G?</text:p>
      <text:p text:style-name="P1"/>
      <text:p text:style-name="P1">pconcr</text:p>
      <text:p text:style-name="P1"/>
      <text:p text:style-name="P1">diferencia con pconsi</text:p>
      <text:p text:style-name="P1"/>
      <text:p text:style-name="Standard"><text:span text:style-name="T2">Tabla Detalle de pedidos</text:span><text:span text:style-name="T2"> (mdv004)</text:span></text:p>
      <text:p text:style-name="P2"/>
      <text:p text:style-name="P1">Se esta usando el campo “tipo de descuento” P1TPDE (siempre está vacío aunque si hay un monto de descuento)?</text:p>
      <text:p text:style-name="P1"/>
      <text:p text:style-name="P4">Tabla de Clientes</text:p>
      <text:p text:style-name="Standard"/>
      <text:p text:style-name="P5">1.Dónde se encuentran las siguientes tablas:</text:p>
      <text:p text:style-name="P5"/>
      <text:p text:style-name="P14">a) Centro de Costos (existe un campo de código de centro de costos CCCOST)</text:p>
      <text:p text:style-name="P16">MDV060</text:p>
      <text:p text:style-name="P14">b) Lista de Precios (existe un campo de código de lista de precios CNRLIST)</text:p>
      <text:p text:style-name="P16">MDV153</text:p>
      <text:list xml:id="list1835750086" text:style-name="WW8Num4">
        <text:list-header>
          <text:p text:style-name="P15">c) Lista de Decuentos (existe un campo de código de número de lista de descuento CNRDES y en los registros sólo se tiene el valor 0 y 1 en éste campo)</text:p>
        </text:list-header>
      </text:list>
      <text:p text:style-name="P16">NO SE OCUPA</text:p>
      <text:p text:style-name="P20"><text:span text:style-name="T3">d) Lista de tipos de Mercados (existe un campo de código de tipo de mercado)</text:span></text:p>
      <text:list xml:id="list215289218" text:style-name="L1">
        <text:list-header>
          <text:p text:style-name="P17"><text:soft-page-break/>MDV090</text:p>
        </text:list-header>
      </text:list>
      <text:p text:style-name="P14">e) Lista de tipos de Clientes Activos (existe un campo de código de tipo de cliente activo CTIPCLIA)</text:p>
      <text:p text:style-name="P16">NO SE USA (Ver Hoja de ruta)</text:p>
      <text:list xml:id="list1857853590" text:style-name="WW8Num3">
        <text:list-item>
          <text:p text:style-name="P8"><text:span text:style-name="T3">¿Qué significan las variables </text:span><text:span text:style-name="T4">A</text:span><text:span text:style-name="T3"> e</text:span><text:span text:style-name="T4"> I</text:span><text:span text:style-name="T3"> registradas en el campo de CTIPCLIA?</text:span></text:p>
          <text:p text:style-name="P10">NO SE USA</text:p>
        </text:list-item>
        <text:list-item>
          <text:p text:style-name="P9">¿En qué campo se registran las variables de clientes activos (A), pasivos (P) y excluyentes (E), que se muestran en el Reporte de Clientes por Distrito Ruta y Sector entregado a los Prevendedores?</text:p>
          <text:p text:style-name="P10">VER HOJA DE RUTA</text:p>
          <text:p text:style-name="P21"/>
        </text:list-item>
        <text:list-item>
          <text:p text:style-name="P9">Qué marcan o indican los siguientes campos:</text:p>
        </text:list-item>
      </text:list>
      <text:p text:style-name="P5"/>
      <text:p text:style-name="P5"><text:tab/>a) Fecha (CFECHA) <text:span text:style-name="T6">creacion del cliente</text:span></text:p>
      <text:p text:style-name="P5"><text:tab/>b) Fecha de Vencimiento (CFVTO) <text:span text:style-name="T6">NO SE USA</text:span></text:p>
      <text:p text:style-name="P5"><text:tab/>c) Fecha de Contrato (CFCTO) <text:span text:style-name="T6">NO SE USA</text:span></text:p>
      <text:p text:style-name="P5"/>
      <text:list xml:id="list660132265" text:continue-numbering="true" text:style-name="WW8Num3">
        <text:list-item>
          <text:p text:style-name="P9">¿Por qué se tiene el campo de indicador de clientes al crédito (ICRED) si ya se cuenta con los días de plazo y se tienen registros que a pesar de tener 0 días de plazo, tienen en el ICRED Si o nulo?, ¿a cual de los dos campos se debe tomar en cuenta? ( ICRED </text:p>
          <text:p text:style-name="P10">NO SE USA</text:p>
        </text:list-item>
      </text:list>
      <text:list xml:id="list72209210" text:continue-list="list1561377351" text:style-name="WW8Num1">
        <text:list-header>
          <text:p text:style-name="P6"/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BO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WW8Num2z2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z2" style:num-suffix=".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udas 8-12-08</dc:title>
    <meta:initial-creator>Sergio</meta:initial-creator>
    <meta:creation-date>2008-12-08T20:43:00</meta:creation-date>
    <dc:creator>Sergio Moreno</dc:creator>
    <dc:date>2008-12-12T16:54:47</dc:date>
    <meta:editing-cycles>12</meta:editing-cycles>
    <meta:editing-duration>PT00H52M56S</meta:editing-duration>
    <meta:generator>OpenOffice.org/3.0$Linux OpenOffice.org_project/300m9$Build-9358</meta:generator>
    <meta:document-statistic meta:table-count="0" meta:image-count="0" meta:object-count="0" meta:page-count="3" meta:paragraph-count="64" meta:word-count="478" meta:character-count="2587"/>
    <meta:user-defined meta:name="Información 1"/>
    <meta:user-defined meta:name="Información 2"/>
    <meta:user-defined meta:name="Información 3"/>
    <meta:user-defined meta:name="Información 4"/>
  </office:meta>
</office:document-meta>
</file>